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fo:font-size="13pt" fo:font-weight="normal" style:font-size-asian="13pt" style:font-weight-asian="normal" style:font-size-complex="13pt" style:font-weight-complex="normal"/>
    </style:style>
    <style:style style:name="P6" style:family="paragraph" style:parent-style-name="Standard">
      <style:text-properties style:font-name="Times New Roman"/>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variant="normal" fo:text-transform="none" fo:color="#333333" style:font-name="Times New Roman" fo:font-size="12pt" fo:letter-spacing="normal" fo:font-style="normal" fo:font-weight="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list-style-name="L1">
      <style:text-properties fo:font-variant="normal" fo:text-transform="none" fo:color="#333333" style:font-name="Times New Roman" fo:font-size="12pt" fo:letter-spacing="normal" fo:font-style="normal" fo:font-weight="normal"/>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text-properties fo:font-weight="normal" style:font-weight-asian="normal" style:font-weight-complex="normal"/>
    </style:style>
    <style:style style:name="P21" style:family="paragraph" style:parent-style-name="Standard" style:list-style-name="L6">
      <style:text-properties fo:font-weight="normal" style:font-weight-asian="normal" style:font-weight-complex="normal"/>
    </style:style>
    <style:style style:name="P22" style:family="paragraph" style:parent-style-name="Standard">
      <style:text-properties fo:font-style="normal" style:font-style-asian="normal" style:font-style-complex="normal"/>
    </style:style>
    <style:style style:name="T1" style:family="text">
      <style:text-properties fo:font-variant="normal" fo:text-transform="none" fo:color="#333333" style:font-name="Times New Roman" fo:font-size="12pt" fo:letter-spacing="normal" fo:font-style="normal" fo:font-weight="bold"/>
    </style:style>
    <style:style style:name="T2" style:family="text">
      <style:text-properties fo:font-variant="normal" fo:text-transform="none" fo:color="#333333" fo:font-size="12pt" fo:letter-spacing="normal" fo:font-style="normal" fo:font-weight="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ra Sahin</text:p>
      <text:p text:style-name="P1">Backgammon BC-BS Protocol</text:p>
      <text:p text:style-name="Standard"/>
      <text:p text:style-name="P2">Status of This Memo</text:p>
      <text:p text:style-name="Standard"/>
      <text:p text:style-name="Standard"><text:tab/>This memo defines an experimental backgammon gaming protocol to be used by Backgammon clients (BC) and servers (BS) for the Internet.</text:p>
      <text:p text:style-name="Standard"/>
      <text:p text:style-name="P2">Abstract</text:p>
      <text:p text:style-name="P3"/>
      <text:p text:style-name="P6"><text:tab/>BC-BS <text:span text:style-name="T2">protocol is a text-based protocol that is to be built on top of the Transmission Control Protocol (TCP). The protocol has one channel: between client and server. It mostly follows request-response style but in some situations there are deviations.</text:span></text:p>
      <text:p text:style-name="P8"/>
      <text:p text:style-name="P8"><text:tab/>The protocol features ASCII-encoded protocol messages that are text based and are framed as TCP segments. The header of the protocol message defines the type of the message. In addition to the header, the body of the message is defined as a Javascript Object Notation (JSON) compliant message that effectively transmits the message content.</text:p>
      <text:p text:style-name="Standard"/>
      <text:p text:style-name="P2">Table of Contents</text:p>
      <text:p text:style-name="Standard"/>
      <text:p text:style-name="Standard">1. Introduction</text:p>
      <text:p text:style-name="Standard"/>
      <text:p text:style-name="Standard">2. Message Format</text:p>
      <text:p text:style-name="Standard"/>
      <text:p text:style-name="Standard">3.BC-BS Protocol</text:p>
      <text:p text:style-name="Standard"><text:tab/>3.1. BC-BS Client Requests</text:p>
      <text:p text:style-name="Standard"><text:tab/>3.2. BC-BS Server Responses</text:p>
      <text:p text:style-name="Standard"><text:tab/>3.3. BC-BS Server Requests</text:p>
      <text:p text:style-name="Standard"><text:tab/>3.4. BC-BS Client Responses</text:p>
      <text:p text:style-name="Standard"><text:tab/>3.5. BC-BS Server Messages</text:p>
      <text:p text:style-name="Standard"/>
      <text:p text:style-name="P2">1. INTRODUCTION</text:p>
      <text:p text:style-name="Standard"/>
      <text:p text:style-name="P6"><text:tab/>The BC-BS protocol is inspired by SWE544 lectures and author's own imagination. The protocol adheres to the following general rules:</text:p>
      <text:p text:style-name="P6"><text:tab/></text:p>
      <text:list xml:id="list19390249581" text:style-name="L1">
        <text:list-item>
          <text:p text:style-name="P13">The transmission between clients and server mostly follows request-response style but not always. Server may send different messages to the clients if conditions are held and may not expect any answer from the client.</text:p>
        </text:list-item>
        <text:list-item>
          <text:p text:style-name="P13">Not only clients but also server may send requests to the clients.</text:p>
        </text:list-item>
        <text:list-item>
          <text:p text:style-name="P13">The protocol follows client / server architecture.</text:p>
        </text:list-item>
        <text:list-item>
          <text:p text:style-name="P13">In almost all cases, IP addresses are not explicitly communicated between elements of the system. It is both the client and the server's responsibility to extract, store and manage IP addresses of other system elements.</text:p>
        </text:list-item>
      </text:list>
      <text:p text:style-name="Standard"/>
      <text:p text:style-name="P2">2. MESSAGE FORMAT</text:p>
      <text:p text:style-name="Standard"/>
      <text:p text:style-name="Standard">2.1. The BC-BS message format is standard across BC-BS protocol.</text:p>
      <text:p text:style-name="Standard"/>
      <text:p text:style-name="Standard"><text:soft-page-break/>2.2. BC-BS protocol messages implement ASCII encoding. This goes for the message header and body.</text:p>
      <text:p text:style-name="Standard"/>
      <text:p text:style-name="Standard">2.3. BC-BS protocol messages adhere to the following format:</text:p>
      <text:p text:style-name="Standard"><text:tab/>&lt;HEADER&gt;</text:p>
      <text:p text:style-name="Standard"><text:tab/>[CRLF]</text:p>
      <text:p text:style-name="Standard"><text:tab/>&lt;BODY&gt;</text:p>
      <text:p text:style-name="Standard"/>
      <text:p text:style-name="Standard">2.3.1. <text:span text:style-name="T3">Message Header</text:span> The &lt;HEADER&gt; portion of the message is a 6-character identifier that defines the content and aim of the message. The header portion is also encoded in ASCII. Legal forms of the HEADER are presented below:</text:p>
      <text:p text:style-name="Standard"/>
      <text:p text:style-name="P7">BC-BS Client Requests</text:p>
      <text:list xml:id="list1686344145" text:style-name="L2">
        <text:list-item>
          <text:p text:style-name="P14">CLOGIN: Client Login</text:p>
        </text:list-item>
        <text:list-item>
          <text:p text:style-name="P14">CREQST: Client Request</text:p>
        </text:list-item>
        <text:list-item>
          <text:p text:style-name="P14">CTDICE: Client Throw Dice</text:p>
        </text:list-item>
        <text:list-item>
          <text:p text:style-name="P14">CMOVEC: Client Move Checker</text:p>
          <text:p text:style-name="P14"/>
        </text:list-item>
      </text:list>
      <text:p text:style-name="P7">BC-BS Server Responses</text:p>
      <text:list xml:id="list1045308064" text:style-name="L3">
        <text:list-item>
          <text:p text:style-name="P15">SLRSPS: Server Login Response</text:p>
        </text:list-item>
        <text:list-item>
          <text:p text:style-name="P15">SREQRP: Server Request Response</text:p>
        </text:list-item>
        <text:list-item>
          <text:p text:style-name="P15">STDICE: Server Thrown Dice</text:p>
        </text:list-item>
        <text:list-item>
          <text:p text:style-name="P15">SRJCTM: Server Reject Move</text:p>
        </text:list-item>
        <text:list-item>
          <text:p text:style-name="P15">SVRNOK: Server Not Ok</text:p>
        </text:list-item>
      </text:list>
      <text:p text:style-name="Standard"/>
      <text:p text:style-name="P7">BC-BS Server Requests</text:p>
      <text:list xml:id="list908531190" text:style-name="L4">
        <text:list-item>
          <text:p text:style-name="P16">SVPING: Server Ping</text:p>
        </text:list-item>
        <text:list-item>
          <text:p text:style-name="P16">SMOVEC: Server Move Checker</text:p>
        </text:list-item>
      </text:list>
      <text:p text:style-name="Standard"/>
      <text:p text:style-name="P7">BC-BS Client Responses</text:p>
      <text:list xml:id="list968462838" text:style-name="L5">
        <text:list-item>
          <text:p text:style-name="P17">CLPONG: Client Pong</text:p>
        </text:list-item>
        <text:list-item>
          <text:p text:style-name="P17">CTDICE: Client Throw Dice</text:p>
        </text:list-item>
        <text:list-item>
          <text:p text:style-name="P17">CRJCTM: Client Reject Move</text:p>
        </text:list-item>
      </text:list>
      <text:p text:style-name="Standard"/>
      <text:p text:style-name="P7">BC-BS Server Messages</text:p>
      <text:list xml:id="list1123909754" text:continue-list="list908531190" text:style-name="L4">
        <text:list-item>
          <text:p text:style-name="P16">SSTOVR: Server Set Over</text:p>
        </text:list-item>
        <text:list-item>
          <text:p text:style-name="P16">SGMOVR: Server Game Over</text:p>
        </text:list-item>
        <text:list-item>
          <text:p text:style-name="P16">STEARD: Server Teardown</text:p>
        </text:list-item>
        <text:list-item>
          <text:p text:style-name="P16">SREQRP: Server Request Response</text:p>
        </text:list-item>
      </text:list>
      <text:p text:style-name="Standard"/>
      <text:p text:style-name="Standard">2.3.2. <text:span text:style-name="T3">Message Body</text:span> The &lt;HEADER&gt; and &lt;BODY&gt; portions of the message are separated with a blank line (line with nothing but a CRLF). The &lt;BODY&gt; section of the message is to comply with Javascript Object Notation (JSON, defined in <text:a xlink:type="simple" xlink:href="http://www.json.org/">http://www.json.org/</text:a>), and the required and optional fields that will be postulated for each message type shall be defined as "key-value" pairs within the JSON structure. For example, the following message shows an example of a Backgammon / BC-BS protocol message adhering to 2.3.1 – 2</text:p>
      <text:p text:style-name="Standard"/>
      <text:p text:style-name="Standard">CLOGIN</text:p>
      <text:p text:style-name="Standard">(CRLF)</text:p>
      <text:p text:style-name="Standard">{</text:p>
      <text:p text:style-name="Standard"><text:tab/>"userid": "foobar",</text:p>
      <text:p text:style-name="Standard"><text:soft-page-break/>}</text:p>
      <text:p text:style-name="Standard"/>
      <text:p text:style-name="Standard">2.4. BC-BS protocol messages shall be transmitted to the corresponding client/server's TCP port 10001. Server should listen to TCP port 10001 for incoming traffic, client should connect to TCP port 10001 for outgoing traffic.</text:p>
      <text:p text:style-name="Standard"/>
      <text:p text:style-name="Standard">2.5. A TCP connection shall be opened in the begining and maintained till client leaves the session or a player wins the game or connection is lost for some reason.</text:p>
      <text:p text:style-name="Standard"><text:span text:style-name="Strong_20_Emphasis"><text:span text:style-name="T1"/></text:span></text:p>
      <text:p text:style-name="P2">3. BC-BS PROTOCOL</text:p>
      <text:p text:style-name="Standard"/>
      <text:p text:style-name="P4">3.1. BC-BS Client Requests</text:p>
      <text:p text:style-name="Standard"/>
      <text:p text:style-name="P7">CLOGIN: Client Login</text:p>
      <text:p text:style-name="Standard"/>
      <text:p text:style-name="Standard">CLOGIN is the client request that is used to log in to the server. Backgammon clients issue the login request when they want to connect to the server.</text:p>
      <text:p text:style-name="Standard"/>
      <text:p text:style-name="Standard">The server is expected to reply with SLRSPS (Server Login Response) showing either a result of success and a welcome message or a result of failure and a message explaining the failure. If the message is invalid, then server will respond with SVRNOK.</text:p>
      <text:p text:style-name="Standard"/>
      <text:p text:style-name="Standard">Request Header: CLOGIN</text:p>
      <text:p text:style-name="Standard"/>
      <text:p text:style-name="Standard">Request Fields:</text:p>
      <text:list xml:id="list1369772842" text:style-name="L6">
        <text:list-item>
          <text:p text:style-name="P18">userid: username used for login</text:p>
        </text:list-item>
      </text:list>
      <text:p text:style-name="Standard"/>
      <text:p text:style-name="Standard">Expected Responses: SLRSPS, SVRNOK</text:p>
      <text:p text:style-name="Standard"/>
      <text:p text:style-name="Standard">Example Request:</text:p>
      <text:p text:style-name="Standard"/>
      <text:p text:style-name="Standard">CLOGIN</text:p>
      <text:p text:style-name="Standard"/>
      <text:p text:style-name="Standard">{</text:p>
      <text:p text:style-name="Standard"><text:tab/>"userid": "foobar",</text:p>
      <text:p text:style-name="Standard">}</text:p>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p>
      <text:p text:style-name="Standard"/>
      <text:p text:style-name="Standard">SLRSPS</text:p>
      <text:p text:style-name="Standard"/>
      <text:p text:style-name="Standard">{</text:p>
      <text:p text:style-name="Standard"><text:tab/>"result": "fail",</text:p>
      <text:p text:style-name="Standard">}</text:p>
      <text:p text:style-name="P7"/>
      <text:p text:style-name="P7"/>
      <text:p text:style-name="P12">CREQST: Client Request</text:p>
      <text:p text:style-name="Standard"/>
      <text:p text:style-name="Standard">CREQST is the client request that is used to play or watch a game or leave the server. </text:p>
      <text:list xml:id="list357352357" text:style-name="L7">
        <text:list-item>
          <text:p text:style-name="P19">play request is issued when the client wants to play a game</text:p>
        </text:list-item>
        <text:list-item>
          <text:p text:style-name="P19">watch request is issued when the client wants to watch a game</text:p>
        </text:list-item>
        <text:list-item>
          <text:p text:style-name="P19">leave request is issued when the client wants to leave the server</text:p>
        </text:list-item>
      </text:list>
      <text:p text:style-name="Standard"/>
      <text:p text:style-name="Standard">The server is expected to reply with SREQRP (Server Request Response). If the message is invalid, then server will respond with SVRNOK.</text:p>
      <text:p text:style-name="Standard"/>
      <text:p text:style-name="Standard">Request Header: CREQST</text:p>
      <text:p text:style-name="Standard"/>
      <text:p text:style-name="Standard">Request Fields:</text:p>
      <text:list xml:id="list2144813124" text:continue-list="list1369772842" text:style-name="L6">
        <text:list-item>
          <text:p text:style-name="P18">type: either <text:span text:style-name="T5">play</text:span> or <text:span text:style-name="T5">watch</text:span> or <text:span text:style-name="T5">leave</text:span></text:p>
        </text:list-item>
      </text:list>
      <text:p text:style-name="Standard"/>
      <text:p text:style-name="Standard">Expected Responses: SREQRP, SVRNOK</text:p>
      <text:p text:style-name="Standard"/>
      <text:p text:style-name="Standard">Example Requests:</text:p>
      <text:p text:style-name="Standard"/>
      <text:p text:style-name="Standard">CREQST</text:p>
      <text:p text:style-name="Standard"/>
      <text:p text:style-name="Standard">{</text:p>
      <text:p text:style-name="Standard"><text:tab/>"type": "play",</text:p>
      <text:p text:style-name="Standard">}</text:p>
      <text:p text:style-name="Standard"/>
      <text:p text:style-name="Standard">CREQST</text:p>
      <text:p text:style-name="Standard"/>
      <text:p text:style-name="Standard">{</text:p>
      <text:p text:style-name="Standard"><text:tab/>"type": "watch",</text:p>
      <text:p text:style-name="Standard">}</text:p>
      <text:p text:style-name="Standard"/>
      <text:p text:style-name="Standard"/>
      <text:p text:style-name="Standard">CREQST</text:p>
      <text:p text:style-name="Standard"/>
      <text:p text:style-name="Standard">{</text:p>
      <text:p text:style-name="Standard"><text:tab/>"type": "leave",</text:p>
      <text:p text:style-name="Standard">}</text:p>
      <text:p text:style-name="Standard"/>
      <text:p text:style-name="Standard">Example Responses:</text:p>
      <text:p text:style-name="Standard"/>
      <text:p text:style-name="Standard">Success response for <text:span text:style-name="T3">play</text:span> request. A user <text:span text:style-name="T4">foo</text:span> playing with a user <text:span text:style-name="T4">bar</text:span></text:p>
      <text:p text:style-name="Standard"/>
      <text:p text:style-name="Standard">message to user <text:span text:style-name="T4">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soft-page-break/>}</text:p>
      <text:p text:style-name="Standard"/>
      <text:p text:style-name="Standard">message to user <text:span text:style-name="T4">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p>
      <text:p text:style-name="Standard"/>
      <text:p text:style-name="Standard">Fail response to <text:span text:style-name="T3">play</text:span> request.</text:p>
      <text:p text:style-name="Standard"/>
      <text:p text:style-name="Standard">SREQRP</text:p>
      <text:p text:style-name="Standard"/>
      <text:p text:style-name="Standard">{</text:p>
      <text:p text:style-name="Standard"><text:tab/>"type": "play",<text:tab/></text:p>
      <text:p text:style-name="Standard"><text:tab/>"result": "fail",</text:p>
      <text:p text:style-name="P9">}</text:p>
      <text:p text:style-name="Standard"/>
      <text:p text:style-name="Standard">Success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success",</text:p>
      <text:p text:style-name="Standard"><text:tab/>"player1": "username",</text:p>
      <text:p text:style-name="Standard"><text:tab/>"player2": "username",</text:p>
      <text:p text:style-name="Standard"><text:tab/>"player1_color": "white",</text:p>
      <text:p text:style-name="Standard"><text:tab/>"player2_color": "black",</text:p>
      <text:p text:style-name="Standard"><text:tab/>"score": "3-2",</text:p>
      <text:p text:style-name="Standard"><text:tab/>"player_turn": "player1",</text:p>
      <text:p text:style-name="Standard"><text:tab/>"boardstate": "in backgammon notation",</text:p>
      <text:p text:style-name="Standard">}</text:p>
      <text:p text:style-name="Standard"/>
      <text:p text:style-name="Standard">Fail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p>
      <text:p text:style-name="Standard"/>
      <text:p text:style-name="Standard">Success response to <text:span text:style-name="T3">leave</text:span> request.</text:p>
      <text:p text:style-name="Standard"/>
      <text:p text:style-name="Standard"/>
      <text:p text:style-name="P11">SREQRP</text:p>
      <text:p text:style-name="Standard"/>
      <text:p text:style-name="Standard">{</text:p>
      <text:p text:style-name="Standard"><text:tab/>"type": "leave",<text:tab/></text:p>
      <text:p text:style-name="Standard"><text:tab/>"result": "success",</text:p>
      <text:p text:style-name="Standard">}</text:p>
      <text:p text:style-name="P7"/>
      <text:p text:style-name="P7">CTDICE: Client Throw Dice</text:p>
      <text:p text:style-name="Standard"/>
      <text:p text:style-name="Standard">CTDICE is the client request that is used to instruct the server to throw dice. This request is issued by the client when a new set or game begins. Apart from the initial state, Backgammon clients issue the throw dice request when their turn comes but in this case its purpose is twofold: (1) Accept the move made by opponent so can be viewed as a response and (2) a request from server to throw dice.</text:p>
      <text:p text:style-name="Standard"/>
      <text:p text:style-name="Standard">The server is expected to reply with STDICE (Server Thrown Dice) in backgammon notation. If the message is invalid, then server will respond with SVRNOK.</text:p>
      <text:p text:style-name="Standard"/>
      <text:p text:style-name="Standard">Request Header: CTDICE</text:p>
      <text:p text:style-name="Standard"/>
      <text:p text:style-name="Standard">Expected Responses: STDICE, SVRNOK</text:p>
      <text:p text:style-name="Standard"/>
      <text:p text:style-name="Standard">Example Request:</text:p>
      <text:p text:style-name="Standard"/>
      <text:p text:style-name="Standard">CTDICE</text:p>
      <text:p text:style-name="Standard"/>
      <text:p text:style-name="Standard">{</text:p>
      <text:p text:style-name="Standard">}</text:p>
      <text:p text:style-name="Standard"/>
      <text:p text:style-name="Standard">Example Response:</text:p>
      <text:p text:style-name="Standard"/>
      <text:p text:style-name="Standard">STDICE</text:p>
      <text:p text:style-name="Standard"/>
      <text:p text:style-name="Standard">{</text:p>
      <text:p text:style-name="Standard"><text:tab/>"dice": "in backgammon notation",</text:p>
      <text:p text:style-name="Standard">}</text:p>
      <text:p text:style-name="P4"/>
      <text:p text:style-name="P7">CMOVEC: Client Move Checker</text:p>
      <text:p text:style-name="Standard"/>
      <text:p text:style-name="Standard">CMOVEC is the active client's (whose turn to play) request that is used to submit a move. Backgammon clients issue the move request after dice is thrown and it's their turn to play.</text:p>
      <text:p text:style-name="Standard"/>
      <text:p text:style-name="Standard">The server is expected to reply with either STDICE (Server Thrown Dice) or SRJCTM (Server Reject Move) depending on passive client's (waiting opponent's move) response. If the message is invalid, then server will respond with SVRNOK.</text:p>
      <text:p text:style-name="Standard"/>
      <text:p text:style-name="Standard">Request Header: CMOVEC</text:p>
      <text:p text:style-name="Standard"/>
      <text:p text:style-name="Standard">Request Fields:</text:p>
      <text:list xml:id="list1004325263" text:continue-numbering="true" text:style-name="L6">
        <text:list-item>
          <text:p text:style-name="P18">move:<text:span text:style-name="T5"> move in backgammon notation</text:span></text:p>
        </text:list-item>
      </text:list>
      <text:p text:style-name="P7"/>
      <text:p text:style-name="Standard">Expected Responses: STDICE or SRJCTM, SVRNOK</text:p>
      <text:p text:style-name="Standard"/>
      <text:p text:style-name="Standard"><text:soft-page-break/>Example Request:</text:p>
      <text:p text:style-name="Standard"/>
      <text:p text:style-name="Standard">CMOVEC</text:p>
      <text:p text:style-name="Standard"/>
      <text:p text:style-name="Standard">{</text:p>
      <text:p text:style-name="Standard"><text:tab/>"move": "in backgammon notation",</text:p>
      <text:p text:style-name="Standard">}</text:p>
      <text:p text:style-name="Standard"/>
      <text:p text:style-name="Standard">Example Responses:</text:p>
      <text:p text:style-name="Standard"/>
      <text:p text:style-name="Standard">STDICE</text:p>
      <text:p text:style-name="Standard"/>
      <text:p text:style-name="Standard">{</text:p>
      <text:p text:style-name="Standard"><text:tab/>"dice": "in backgammon notation",</text:p>
      <text:p text:style-name="P5">}</text:p>
      <text:p text:style-name="P4"/>
      <text:p text:style-name="Standard">SRJCTM</text:p>
      <text:p text:style-name="Standard"/>
      <text:p text:style-name="Standard">{</text:p>
      <text:p text:style-name="Standard"><text:tab/>"boardstate": "in backgammon notation",</text:p>
      <text:p text:style-name="P5">}</text:p>
      <text:p text:style-name="P4"/>
      <text:p text:style-name="P4">3.2. BC-BS Server Responses</text:p>
      <text:p text:style-name="Standard"/>
      <text:p text:style-name="P7">SLRSPS: Server Login Response</text:p>
      <text:p text:style-name="Standard"/>
      <text:p text:style-name="Standard">SLRSPS is the server response to the client login request (CLOGIN).</text:p>
      <text:p text:style-name="Standard"/>
      <text:p text:style-name="Standard">The server is expected to reply with SLRSPS (Server Login Response) when confronted with a client login connection request. It shows the success or failure of the connection request.</text:p>
      <text:p text:style-name="Standard"/>
      <text:p text:style-name="Standard">Response Header: SLRSPS</text:p>
      <text:p text:style-name="Standard"/>
      <text:p text:style-name="Standard">Response Fields:</text:p>
      <text:list xml:id="list380070358" text:continue-numbering="true" text:style-name="L6">
        <text:list-item>
          <text:p text:style-name="P18">result: success or fail</text:p>
        </text:list-item>
      </text:list>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p>
      <text:p text:style-name="Standard"/>
      <text:p text:style-name="Standard">SLRSPS</text:p>
      <text:p text:style-name="Standard"/>
      <text:p text:style-name="Standard">{</text:p>
      <text:p text:style-name="Standard"><text:tab/>"result": "fail",</text:p>
      <text:p text:style-name="Standard">}</text:p>
      <text:p text:style-name="P7"/>
      <text:p text:style-name="P7"/>
      <text:p text:style-name="P12">SREQRP: Server Request Response</text:p>
      <text:p text:style-name="Standard"/>
      <text:p text:style-name="Standard">SREQRP is the server response to the client request (CREQST).</text:p>
      <text:p text:style-name="Standard"/>
      <text:p text:style-name="Standard">The server is expected to reply with SREQRP (Server Request Response) when confronted with a client demanding to play or watch a game or leave the server.</text:p>
      <text:p text:style-name="Standard"/>
      <text:p text:style-name="Standard">Response Header: SREQRP</text:p>
      <text:p text:style-name="Standard"/>
      <text:p text:style-name="Standard">Response Fields:</text:p>
      <text:list xml:id="list1430802866" text:continue-numbering="true" text:style-name="L6">
        <text:list-item>
          <text:p text:style-name="P18">type: play or watch or leave</text:p>
        </text:list-item>
        <text:list-item>
          <text:p text:style-name="P18">result: success or fail</text:p>
        </text:list-item>
        <text:list-item>
          <text:p text:style-name="P18">opponent: opponent's username</text:p>
        </text:list-item>
        <text:list-item>
          <text:p text:style-name="P18">color: checker's color. black or white.</text:p>
        </text:list-item>
        <text:list-item>
          <text:p text:style-name="P18">turn: 1 is player's turn, 0 is opponent's turn</text:p>
        </text:list-item>
        <text:list-item>
          <text:p text:style-name="P18">boardstate: "in backgammon notation"</text:p>
        </text:list-item>
        <text:list-item>
          <text:p text:style-name="P18">player1 and player2: usernames of the opponents currently having a game</text:p>
        </text:list-item>
        <text:list-item>
          <text:p text:style-name="P18">player1_color and player2_color: colors of the players currently having a game</text:p>
        </text:list-item>
        <text:list-item>
          <text:p text:style-name="P18">score: score of a game</text:p>
        </text:list-item>
        <text:list-item>
          <text:p text:style-name="P18">player_turn: points to whose turn is in terms of username</text:p>
        </text:list-item>
      </text:list>
      <text:p text:style-name="Standard"/>
      <text:p text:style-name="Standard">Example Responses:</text:p>
      <text:p text:style-name="Standard"/>
      <text:p text:style-name="Standard">Success response for <text:span text:style-name="T3">play</text:span> request. A user <text:span text:style-name="T4">foo</text:span> playing with a user <text:span text:style-name="T4">bar</text:span></text:p>
      <text:p text:style-name="Standard"/>
      <text:p text:style-name="Standard">message to user <text:span text:style-name="T4">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
      <text:p text:style-name="Standard">message to user <text:span text:style-name="T4">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p>
      <text:p text:style-name="Standard"/>
      <text:p text:style-name="Standard">Fail response to <text:span text:style-name="T3">play</text:span> request.</text:p>
      <text:p text:style-name="Standard"/>
      <text:p text:style-name="Standard"><text:soft-page-break/>SREQRP</text:p>
      <text:p text:style-name="Standard"/>
      <text:p text:style-name="Standard">{</text:p>
      <text:p text:style-name="Standard"><text:tab/>"type": "play",<text:tab/></text:p>
      <text:p text:style-name="Standard"><text:tab/>"result": "fail",</text:p>
      <text:p text:style-name="P9">}</text:p>
      <text:p text:style-name="Standard"/>
      <text:p text:style-name="Standard">Success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success",</text:p>
      <text:p text:style-name="Standard"><text:tab/>"player1": "username",</text:p>
      <text:p text:style-name="Standard"><text:tab/>"player2": "username",</text:p>
      <text:p text:style-name="Standard"><text:tab/>"player1_color": "white",</text:p>
      <text:p text:style-name="Standard"><text:tab/>"player2_color": "black",</text:p>
      <text:p text:style-name="Standard"><text:tab/>"score": "3-2",</text:p>
      <text:p text:style-name="Standard"><text:tab/>"player_turn": "player1",</text:p>
      <text:p text:style-name="Standard"><text:tab/>"boardstate": "in backgammon notation",</text:p>
      <text:p text:style-name="Standard">}</text:p>
      <text:p text:style-name="Standard"/>
      <text:p text:style-name="Standard">Fail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p>
      <text:p text:style-name="Standard"/>
      <text:p text:style-name="Standard">Success response for <text:span text:style-name="T3">leave</text:span> request.</text:p>
      <text:p text:style-name="Standard"/>
      <text:p text:style-name="Standard">SREQRP</text:p>
      <text:p text:style-name="Standard"/>
      <text:p text:style-name="Standard">{</text:p>
      <text:p text:style-name="Standard"><text:tab/>"type": "leave",<text:tab/></text:p>
      <text:p text:style-name="Standard"><text:tab/>"result": "success",</text:p>
      <text:p text:style-name="Standard">}</text:p>
      <text:p text:style-name="P4"/>
      <text:p text:style-name="P7">STDICE: Server Thrown Dice</text:p>
      <text:p text:style-name="Standard"/>
      <text:p text:style-name="Standard">STDICE is the server response to the client throw dice request (CTDICE).</text:p>
      <text:p text:style-name="Standard"/>
      <text:p text:style-name="Standard">The server is expected to reply with STDICE (Server Thrown Dice) when confronted with a client demanding the dice to be thrown.</text:p>
      <text:p text:style-name="Standard"/>
      <text:p text:style-name="Standard">Response Header: STDICE</text:p>
      <text:p text:style-name="Standard"/>
      <text:p text:style-name="Standard">Response Fields:</text:p>
      <text:list xml:id="list377149784" text:continue-numbering="true" text:style-name="L6">
        <text:list-item>
          <text:p text:style-name="P18">dice1: a number between 1 and 6</text:p>
        </text:list-item>
        <text:list-item>
          <text:p text:style-name="P18"><text:soft-page-break/>dice2: a number between 1 and 6</text:p>
        </text:list-item>
      </text:list>
      <text:p text:style-name="Standard"/>
      <text:p text:style-name="Standard">Example Response:</text:p>
      <text:p text:style-name="Standard"/>
      <text:p text:style-name="Standard">STDICE</text:p>
      <text:p text:style-name="Standard"/>
      <text:p text:style-name="Standard">{</text:p>
      <text:p text:style-name="Standard"><text:tab/>"dice1": numeral,</text:p>
      <text:p text:style-name="Standard"><text:tab/>"dice2": numeral,</text:p>
      <text:p text:style-name="P5">}</text:p>
      <text:p text:style-name="Standard"/>
      <text:p text:style-name="P7">SRJCTM: Server Reject Move</text:p>
      <text:p text:style-name="Standard"/>
      <text:p text:style-name="Standard">SRJCTM is the server response to the active client's move request (CMOVEC).</text:p>
      <text:p text:style-name="Standard"/>
      <text:p text:style-name="Standard">The server is expected to reply with SRJCTM (Server Reject Move) when confronted with a passive client (who is waiting his/her opponent's move) demanding that his/her opponent made a wrong move.</text:p>
      <text:p text:style-name="Standard"/>
      <text:p text:style-name="Standard">Response Header: SRJCTM</text:p>
      <text:p text:style-name="Standard"/>
      <text:p text:style-name="Standard">Response Fields:</text:p>
      <text:list xml:id="list1221117887" text:continue-numbering="true" text:style-name="L6">
        <text:list-item>
          <text:p text:style-name="P18">boardstate: in backgammon notation</text:p>
        </text:list-item>
      </text:list>
      <text:p text:style-name="Standard"/>
      <text:p text:style-name="Standard">Example Response:</text:p>
      <text:p text:style-name="Standard"/>
      <text:p text:style-name="Standard">SRJCTM</text:p>
      <text:p text:style-name="Standard"/>
      <text:p text:style-name="Standard">{</text:p>
      <text:p text:style-name="Standard"><text:tab/>"boardstate": "in backgammon notation",</text:p>
      <text:p text:style-name="P5">}</text:p>
      <text:p text:style-name="Standard"/>
      <text:p text:style-name="P7">SVRNOK: Server Not OK</text:p>
      <text:p text:style-name="Standard"/>
      <text:p text:style-name="Standard">SVRNOK is the server response to clients to inform that they send a wrong or invalide request / response or at wrong time.</text:p>
      <text:p text:style-name="Standard"/>
      <text:p text:style-name="Standard">Response Header: SVRNOK</text:p>
      <text:p text:style-name="Standard"/>
      <text:p text:style-name="Standard">Example Response:</text:p>
      <text:p text:style-name="Standard"/>
      <text:p text:style-name="Standard">SVRNOK</text:p>
      <text:p text:style-name="Standard"/>
      <text:p text:style-name="Standard">{</text:p>
      <text:p text:style-name="P5">}</text:p>
      <text:p text:style-name="P4"/>
      <text:p text:style-name="P4">3.3. BC-BS Server Requests</text:p>
      <text:p text:style-name="Standard"/>
      <text:p text:style-name="P7">SVPING: Server Ping</text:p>
      <text:p text:style-name="Standard"/>
      <text:p text:style-name="Standard">SVPING is the server heartbeat message sent to all the clients.</text:p>
      <text:p text:style-name="Standard"/>
      <text:p text:style-name="Standard"><text:soft-page-break/>The client is expected to reply with CLPONG (Client Pong).</text:p>
      <text:p text:style-name="Standard"/>
      <text:p text:style-name="Standard">Request Header: SVPING</text:p>
      <text:p text:style-name="Standard"/>
      <text:p text:style-name="Standard">Expected Response: CLPONG</text:p>
      <text:p text:style-name="Standard"/>
      <text:p text:style-name="Standard">Example Request:</text:p>
      <text:p text:style-name="Standard"/>
      <text:p text:style-name="Standard">SVPONG</text:p>
      <text:p text:style-name="Standard"/>
      <text:p text:style-name="Standard">{</text:p>
      <text:p text:style-name="Standard">}</text:p>
      <text:p text:style-name="Standard"/>
      <text:p text:style-name="Standard">Example Response:</text:p>
      <text:p text:style-name="Standard"/>
      <text:p text:style-name="Standard">CLPONG</text:p>
      <text:p text:style-name="Standard"/>
      <text:p text:style-name="Standard">{</text:p>
      <text:p text:style-name="Standard">}</text:p>
      <text:p text:style-name="P4"/>
      <text:p text:style-name="P7">SMOVEC: Server Move Checker</text:p>
      <text:p text:style-name="Standard"/>
      <text:p text:style-name="Standard">SMOVEC is the active client's (whose turn to play) move sent by the server to all the interesting parties except the active client's himself/herself</text:p>
      <text:p text:style-name="Standard"/>
      <text:p text:style-name="Standard">The client is expected to reply with either CTDICE (Client Thrown Dice) or CRJCTM (Client Reject Move).</text:p>
      <text:p text:style-name="Standard"/>
      <text:p text:style-name="Standard">Request Header: SMOVEC</text:p>
      <text:p text:style-name="Standard"/>
      <text:p text:style-name="Standard">Request Fields:</text:p>
      <text:list xml:id="list747593302" text:continue-numbering="true" text:style-name="L6">
        <text:list-item>
          <text:p text:style-name="P18">move:<text:span text:style-name="T5"> move in backgammon notation</text:span></text:p>
        </text:list-item>
      </text:list>
      <text:p text:style-name="P7"/>
      <text:p text:style-name="Standard">Expected Responses: CTDICE or CRJCTM</text:p>
      <text:p text:style-name="Standard"/>
      <text:p text:style-name="Standard">Example Request:</text:p>
      <text:p text:style-name="Standard"/>
      <text:p text:style-name="Standard">SMOVEC</text:p>
      <text:p text:style-name="Standard"/>
      <text:p text:style-name="Standard">{</text:p>
      <text:p text:style-name="Standard"><text:tab/>"move": "in backgammon notation",</text:p>
      <text:p text:style-name="Standard">}</text:p>
      <text:p text:style-name="Standard"/>
      <text:p text:style-name="Standard">Example Responses:</text:p>
      <text:p text:style-name="Standard"/>
      <text:p text:style-name="Standard">CTDICE</text:p>
      <text:p text:style-name="Standard"/>
      <text:p text:style-name="Standard">{</text:p>
      <text:p text:style-name="P5">}</text:p>
      <text:p text:style-name="P4"/>
      <text:p text:style-name="Standard">CRJCTM</text:p>
      <text:p text:style-name="Standard"/>
      <text:p text:style-name="Standard"><text:soft-page-break/>{</text:p>
      <text:p text:style-name="P5">}</text:p>
      <text:p text:style-name="P4"/>
      <text:p text:style-name="P4">3.4. BC-BS Client Responses</text:p>
      <text:p text:style-name="Standard"/>
      <text:p text:style-name="P7">CLPONG: Client pong</text:p>
      <text:p text:style-name="Standard"/>
      <text:p text:style-name="Standard">CLPONG is the client response to SVPING (Server Ping Request).</text:p>
      <text:p text:style-name="Standard"/>
      <text:p text:style-name="Standard">Response Header: CLPONG</text:p>
      <text:p text:style-name="Standard"/>
      <text:p text:style-name="Standard">Example Response:</text:p>
      <text:p text:style-name="Standard"/>
      <text:p text:style-name="Standard">CLPONG</text:p>
      <text:p text:style-name="Standard"/>
      <text:p text:style-name="Standard">{</text:p>
      <text:p text:style-name="Standard">}</text:p>
      <text:p text:style-name="Standard"/>
      <text:p text:style-name="P7">CRJCTM: Client Reject Move</text:p>
      <text:p text:style-name="Standard"/>
      <text:p text:style-name="Standard">CRJCTM is the client response to SMOVEC (Server Move Checker). It is used to reject an opponent's (active player: whose turn to play) move. Backgammon clients issue the reject request after they see their opponent's move and decides that it is not a move which are allowed in backgammon rules.</text:p>
      <text:p text:style-name="Standard"/>
      <text:p text:style-name="Standard">Response Header: CRJCTM</text:p>
      <text:p text:style-name="Standard"/>
      <text:p text:style-name="Standard">Example Response:</text:p>
      <text:p text:style-name="Standard">CRJCTM</text:p>
      <text:p text:style-name="Standard"/>
      <text:p text:style-name="Standard">{</text:p>
      <text:p text:style-name="Standard">}</text:p>
      <text:p text:style-name="Standard"/>
      <text:p text:style-name="P4">3.5. BC-BS Server Messages</text:p>
      <text:p text:style-name="Standard"/>
      <text:p text:style-name="Standard">These messages are sent by the server when particular conditions are held and they do not expect to bring any response from the clients.</text:p>
      <text:p text:style-name="Standard"/>
      <text:p text:style-name="P7">SSTOVR: Server Set Over</text:p>
      <text:p text:style-name="Standard"/>
      <text:p text:style-name="Standard">SSTOVR is the server message to clients to inform that a set is over.</text:p>
      <text:p text:style-name="Standard"/>
      <text:p text:style-name="Standard">The clients are not expected to respond with any message.</text:p>
      <text:p text:style-name="Standard"/>
      <text:p text:style-name="Standard">Message Header: SSTOVR</text:p>
      <text:p text:style-name="Standard"/>
      <text:p text:style-name="Standard">Message Fields:</text:p>
      <text:list xml:id="list1029992557" text:continue-numbering="true" text:style-name="L6">
        <text:list-item>
          <text:p text:style-name="P18">winner:<text:span text:style-name="T5"> shows the username of the winner</text:span></text:p>
        </text:list-item>
        <text:list-item>
          <text:p text:style-name="P21">points: how many points are won by the user in this set</text:p>
        </text:list-item>
      </text:list>
      <text:p text:style-name="Standard"/>
      <text:p text:style-name="Standard">Example Message:</text:p>
      <text:p text:style-name="Standard"/>
      <text:p text:style-name="Standard"><text:soft-page-break/>SSTOVR</text:p>
      <text:p text:style-name="Standard"/>
      <text:p text:style-name="Standard">{</text:p>
      <text:p text:style-name="Standard"><text:tab/>"winner": "foobar",</text:p>
      <text:p text:style-name="Standard"><text:tab/>"points": 1,</text:p>
      <text:p text:style-name="Standard">}</text:p>
      <text:p text:style-name="Standard"/>
      <text:p text:style-name="P7">SGMOVR: Server Game Over</text:p>
      <text:p text:style-name="Standard"/>
      <text:p text:style-name="Standard">SGMOVR is the server message to clients to inform that game is over.</text:p>
      <text:p text:style-name="Standard"/>
      <text:p text:style-name="Standard">The clients are not expected to respond with any message.</text:p>
      <text:p text:style-name="Standard"/>
      <text:p text:style-name="Standard">Message Header: SGMOVR</text:p>
      <text:p text:style-name="Standard"/>
      <text:p text:style-name="Standard">Message Fields:</text:p>
      <text:list xml:id="list945445004" text:continue-numbering="true" text:style-name="L6">
        <text:list-item>
          <text:p text:style-name="P18">winner:<text:span text:style-name="T5"> shows the username of the winner</text:span></text:p>
        </text:list-item>
        <text:list-item>
          <text:p text:style-name="P21">looser: shows the username of the looser</text:p>
        </text:list-item>
        <text:list-item>
          <text:p text:style-name="P21">winnerpoints: shows how many points winner got</text:p>
        </text:list-item>
        <text:list-item>
          <text:p text:style-name="P21">looserpoints: shows how many points looser got</text:p>
        </text:list-item>
      </text:list>
      <text:p text:style-name="Standard"/>
      <text:p text:style-name="Standard">Example Message:</text:p>
      <text:p text:style-name="Standard"/>
      <text:p text:style-name="Standard">SGMOVR</text:p>
      <text:p text:style-name="Standard"/>
      <text:p text:style-name="Standard">{</text:p>
      <text:p text:style-name="Standard"><text:tab/>"winner": "foobar",</text:p>
      <text:p text:style-name="Standard"><text:tab/>"looser": "nobody",</text:p>
      <text:p text:style-name="Standard"><text:tab/>"winnerpoints": 5,</text:p>
      <text:p text:style-name="Standard"><text:tab/>"looserpoints": 3,</text:p>
      <text:p text:style-name="P5">}</text:p>
      <text:p text:style-name="Standard"/>
      <text:p text:style-name="P7">STEARD: Server Teardown</text:p>
      <text:p text:style-name="Standard"/>
      <text:p text:style-name="Standard">STEARD is the server message to clients to inform that a player who is currently playing a match has lost its connection to the server (2 back-to-back SVPING messages).</text:p>
      <text:p text:style-name="Standard"/>
      <text:p text:style-name="Standard">The clients are expected to close their session.</text:p>
      <text:p text:style-name="Standard"/>
      <text:p text:style-name="Standard">Message Header: STEARD</text:p>
      <text:p text:style-name="Standard"/>
      <text:p text:style-name="Standard">Example Message:</text:p>
      <text:p text:style-name="Standard"/>
      <text:p text:style-name="Standard">STEARD</text:p>
      <text:p text:style-name="Standard"/>
      <text:p text:style-name="Standard">{</text:p>
      <text:p text:style-name="P5">}</text:p>
      <text:p text:style-name="P20"/>
      <text:p text:style-name="Standard"><text:span text:style-name="T3">SREQRP: Server Request Response</text:span></text:p>
      <text:p text:style-name="Standard"/>
      <text:p text:style-name="Standard">SREQRP is a late server response to a client play request (CREQST).</text:p>
      <text:p text:style-name="Standard"/>
      <text:p text:style-name="Standard"><text:soft-page-break/>A user in the waiting room is notified that an opponent who wants to play is in the server and server matched them. </text:p>
      <text:p text:style-name="Standard"/>
      <text:p text:style-name="Standard">The client is not expected to respond with any message.</text:p>
      <text:p text:style-name="Standard"/>
      <text:p text:style-name="Standard">Message Header: SREQRP</text:p>
      <text:p text:style-name="Standard"/>
      <text:p text:style-name="Standard">Response Fields:</text:p>
      <text:list xml:id="list488252468" text:continue-numbering="true" text:style-name="L6">
        <text:list-item>
          <text:p text:style-name="P18">type: play</text:p>
        </text:list-item>
        <text:list-item>
          <text:p text:style-name="P18">result: success</text:p>
        </text:list-item>
        <text:list-item>
          <text:p text:style-name="P18">opponent: opponent's username</text:p>
        </text:list-item>
        <text:list-item>
          <text:p text:style-name="P18">color: checker's color. black or white.</text:p>
        </text:list-item>
        <text:list-item>
          <text:p text:style-name="P18">turn: 1 is player's turn, 0 is opponent's turn</text:p>
        </text:list-item>
      </text:list>
      <text:p text:style-name="Standard"/>
      <text:p text:style-name="Standard">Example Message:</text:p>
      <text:p text:style-name="Standard"/>
      <text:p text:style-name="Standard">message to user <text:span text:style-name="T4">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p>
      <text:p text:style-name="Standard"/>
      <text:p text:style-name="Standard"/>
      <text:p text:style-name="P2">References</text:p>
      <text:p text:style-name="Standard"/>
      <text:p text:style-name="Standard">1. SWECHAT Protocol: https://gist.github.com/canerturkmen/8115077</text:p>
      <text:p text:style-name="Standard"/>
      <text:p text:style-name="Standard">2. SWE544 lecture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3M28S</meta:editing-duration>
    <meta:editing-cycles>790</meta:editing-cycles>
    <meta:generator>LibreOffice/3.5$Linux_X86_64 LibreOffice_project/350m1$Build-2</meta:generator>
    <dc:date>2014-12-30T22:24:35</dc:date>
    <meta:document-statistic meta:table-count="0" meta:image-count="0" meta:object-count="0" meta:page-count="14" meta:paragraph-count="419" meta:word-count="2196" meta:character-count="13416" meta:non-whitespace-character-count="11586"/>
    <meta:user-defined meta:name="Info 1"/>
    <meta:user-defined meta:name="Info 2"/>
    <meta:user-defined meta:name="Info 3"/>
    <meta:user-defined meta:name="Info 4"/>
  </office:meta>
</office:document-meta>
</file>